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><text:soft-page-break/></text:p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<text:soft-page-break/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<text:soft-page-break/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oft-page-break/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oft-page-break/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7-21T11:57:23.40</dc:date>
    <meta:editing-duration>P19DT23H17M12S</meta:editing-duration>
    <meta:editing-cycles>110</meta:editing-cycles>
    <meta:generator>LibreOffice/3.3$Win32 LibreOffice_project/330m19$Build-202</meta:generator>
    <meta:document-statistic meta:table-count="0" meta:image-count="0" meta:object-count="0" meta:page-count="6" meta:paragraph-count="168" meta:word-count="2252" meta:character-count="15446"/>
  </office:meta>
</office:document-meta>
</file>